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áboa2" style:family="table">
      <style:table-properties style:width="18.796cm" fo:margin-left="-0.54cm" fo:margin-right="-0.667cm" table:align="margins"/>
    </style:style>
    <style:style style:name="Táboa2.A" style:family="table-column">
      <style:table-column-properties style:column-width="4.699cm" style:rel-column-width="16383*"/>
    </style:style>
    <style:style style:name="Táboa2.B" style:family="table-column">
      <style:table-column-properties style:column-width="1.905cm" style:rel-column-width="6642*"/>
    </style:style>
    <style:style style:name="Táboa2.C" style:family="table-column">
      <style:table-column-properties style:column-width="2.604cm" style:rel-column-width="9077*"/>
    </style:style>
    <style:style style:name="Táboa2.D" style:family="table-column">
      <style:table-column-properties style:column-width="2.201cm" style:rel-column-width="7675*"/>
    </style:style>
    <style:style style:name="Táboa2.E" style:family="table-column">
      <style:table-column-properties style:column-width="2.985cm" style:rel-column-width="10405*"/>
    </style:style>
    <style:style style:name="Táboa2.F" style:family="table-column">
      <style:table-column-properties style:column-width="2.011cm" style:rel-column-width="7011*"/>
    </style:style>
    <style:style style:name="Táboa2.G" style:family="table-column">
      <style:table-column-properties style:column-width="2.392cm" style:rel-column-width="8342*"/>
    </style:style>
    <style:style style:name="Tábo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áboa2.G1" style:family="table-cell">
      <style:table-cell-properties style:vertical-align="middle" fo:padding="0.049cm" fo:border="0.05pt solid #000000"/>
    </style:style>
    <style:style style:name="Tábo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áboa2.G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043dd" officeooo:paragraph-rsid="002043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91420" officeooo:paragraph-rsid="00291420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7f482" officeooo:paragraph-rsid="0027f482" style:font-size-asian="12pt" style:font-size-complex="12pt"/>
    </style:style>
    <style:style style:name="P6" style:family="paragraph" style:parent-style-name="Table_20_Contents">
      <style:text-properties style:font-name="Courier New" fo:font-size="12pt" officeooo:rsid="00291420" officeooo:paragraph-rsid="00291420" style:font-size-asian="12pt" style:font-size-complex="12pt"/>
    </style:style>
    <style:style style:name="P7" style:family="paragraph" style:parent-style-name="Table_20_Heading">
      <style:text-properties style:font-name="Courier New" fo:font-size="12pt" officeooo:rsid="00291420" officeooo:paragraph-rsid="00291420" style:font-size-asian="12pt" style:font-size-complex="12pt"/>
    </style:style>
    <style:style style:name="P8" style:family="paragraph" style:parent-style-name="Standard">
      <style:text-properties style:font-name="Courier New" fo:font-size="12pt" officeooo:rsid="00291420" officeooo:paragraph-rsid="00291420" style:font-name-asian="ArialNarrow" style:font-size-asian="12pt" style:font-name-complex="ArialNarrow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91420" officeooo:paragraph-rsid="00291420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f81af" officeooo:paragraph-rsid="002f81af" style:font-size-asian="12pt" style:font-weight-asian="bold" style:font-size-complex="12pt" style:font-weight-complex="bold"/>
    </style:style>
    <style:style style:name="P11" style:family="paragraph" style:parent-style-name="Heading_20_1" style:list-style-name="L2">
      <style:paragraph-properties fo:margin-top="0cm" fo:margin-bottom="0.3cm" style:contextual-spacing="false" fo:text-align="justify" style:justify-single-word="false"/>
      <style:text-properties style:font-name="Courier New" fo:font-size="12pt" fo:font-style="normal" fo:font-weight="normal" officeooo:rsid="00291420" officeooo:paragraph-rsid="0029142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gunta" style:list-style-name="L1">
      <style:text-properties style:font-name="Courier New" fo:font-size="12pt" fo:font-weight="normal" officeooo:rsid="00291420" officeooo:paragraph-rsid="00291420" style:font-size-asian="12pt" style:font-weight-asian="normal" style:font-size-complex="12pt" style:font-weight-complex="normal"/>
    </style:style>
    <style:style style:name="P13" style:family="paragraph" style:parent-style-name="Pregunta" style:list-style-name="L1">
      <style:text-properties style:font-name="Courier New" fo:font-size="12pt" fo:font-weight="normal" officeooo:rsid="00291420" officeooo:paragraph-rsid="002e04e0" style:font-size-asian="12pt" style:font-weight-asian="normal" style:font-size-complex="12pt" style:font-weight-complex="normal"/>
    </style:style>
    <style:style style:name="P14" style:family="paragraph" style:parent-style-name="Resposta" style:list-style-name="L1">
      <style:text-properties style:font-name="Courier New" fo:font-size="12pt" fo:font-weight="normal" officeooo:rsid="00291420" officeooo:paragraph-rsid="0029142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.3cm" style:contextual-spacing="false" fo:line-height="115%" fo:text-align="justify" style:justify-single-word="false"/>
      <style:text-properties style:font-name="Courier New" fo:font-size="12pt" officeooo:paragraph-rsid="00291420" style:font-size-asian="12pt" style:font-size-complex="12pt"/>
    </style:style>
    <style:style style:name="T1" style:family="text">
      <style:text-properties style:font-name="Courier New" officeooo:rsid="002d1e06"/>
    </style:style>
    <style:style style:name="T2" style:family="text">
      <style:text-properties officeooo:rsid="00291420"/>
    </style:style>
    <style:style style:name="T3" style:family="text">
      <style:text-properties officeooo:rsid="002e04e0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PERMISOS CARPETAS</text:p>
      <text:p text:style-name="P4"/>
      <text:p text:style-name="P4"><text:tab/>O obxectivo desta tarefa é <text:span text:style-name="T2">traballar unha introdución teórica dos permisos en carpetas.</text:span></text:p>
      <text:p text:style-name="P8"/>
      <text:list xml:id="list3297328645" text:style-name="L1">
        <text:list-item>
          <text:p text:style-name="P13">¿En que se diferencian o permiso Eliminar subcarpetas e arquivos e o permiso Eliminar?</text:p>
          <text:p text:style-name="P13"><text:s/>Eliminar <text:span text:style-name="T3">p</text:span>ermite que el usuario elimine archivos y carpetas <text:span text:style-name="T3">pero no modificarlas y eliminar si permite modificarlas</text:span>. </text:p>
          <text:p text:style-name="P14"/>
        </text:list-item>
        <text:list-item>
          <text:p text:style-name="P12">Fíxate nos permisos que se lle poden asignar a un arquivo ou a unha carpeta: control total, modificar, lectura e execución, mostrar o contido da carpeta, lectura e escritura. Completa a seguinte táboa indicando que permisos se activan cada vez que selecciono algún dos permisos listados anteriormente (control total, modificar, ...).</text:p>
          <text:p text:style-name="P14"/>
        </text:list-item>
      </text:list>
      <text:list xml:id="list1371670326" text:style-name="L2">
        <text:list-header>
          <text:p text:style-name="P11">Permisos de arquivos e carpetas</text:p>
        </text:list-header>
      </text:list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row>
          <table:table-cell table:style-name="Táboa2.A1" office:value-type="string">
            <text:p text:style-name="P7">Permisos especiais </text:p>
          </table:table-cell>
          <table:table-cell table:style-name="Táboa2.A1" office:value-type="string">
            <text:p text:style-name="P7">Control total</text:p>
          </table:table-cell>
          <table:table-cell table:style-name="Táboa2.A1" office:value-type="string">
            <text:p text:style-name="P7">Modificar</text:p>
          </table:table-cell>
          <table:table-cell table:style-name="Táboa2.A1" office:value-type="string">
            <text:p text:style-name="P7">Ler e executar</text:p>
          </table:table-cell>
          <table:table-cell table:style-name="Táboa2.A1" office:value-type="string">
            <text:p text:style-name="P7">Mostrar o contido da carpeta (só en carpetas)</text:p>
          </table:table-cell>
          <table:table-cell table:style-name="Táboa2.A1" office:value-type="string">
            <text:p text:style-name="P7">Lectura</text:p>
          </table:table-cell>
          <table:table-cell table:style-name="Táboa2.G1" office:value-type="string">
            <text:p text:style-name="P7">Escritura</text:p>
          </table:table-cell>
        </table:table-row>
        <table:table-row>
          <table:table-cell table:style-name="Táboa2.A2" office:value-type="string">
            <text:p text:style-name="P6">Recorrer carpeta o executar arquivo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G2" office:value-type="string">
            <text:p text:style-name="P10"/>
          </table:table-cell>
        </table:table-row>
        <table:table-row>
          <table:table-cell table:style-name="Táboa2.A2" office:value-type="string">
            <text:p text:style-name="P6">Mostrar lista de carpetas ou ler dat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G2" office:value-type="string">
            <text:p text:style-name="P9"/>
          </table:table-cell>
        </table:table-row>
        <table:table-row>
          <table:table-cell table:style-name="Táboa2.A2" office:value-type="string">
            <text:p text:style-name="P6">Ler atribut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G2" office:value-type="string">
            <text:p text:style-name="P9"/>
          </table:table-cell>
        </table:table-row>
        <table:table-row>
          <table:table-cell table:style-name="Táboa2.A2" office:value-type="string">
            <text:p text:style-name="P6">Ler atributos estendid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G2" office:value-type="string">
            <text:p text:style-name="P10"/>
          </table:table-cell>
        </table:table-row>
        <table:table-row>
          <table:table-cell table:style-name="Táboa2.A2" office:value-type="string">
            <text:p text:style-name="P6">Crear arquivos ou escribir dat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G2" office:value-type="string">
            <text:p text:style-name="P10">x</text:p>
          </table:table-cell>
        </table:table-row>
        <table:table-row>
          <table:table-cell table:style-name="Táboa2.A2" office:value-type="string">
            <text:p text:style-name="P6">Crear carpetas ou agregar dat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G2" office:value-type="string">
            <text:p text:style-name="P10">x</text:p>
          </table:table-cell>
        </table:table-row>
        <table:table-row>
          <table:table-cell table:style-name="Táboa2.A2" office:value-type="string">
            <text:p text:style-name="P6">Escribir atribut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G2" office:value-type="string">
            <text:p text:style-name="P10">x</text:p>
          </table:table-cell>
        </table:table-row>
        <table:table-row>
          <table:table-cell table:style-name="Táboa2.A2" office:value-type="string">
            <text:p text:style-name="P6">Escribir atributos estendid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G2" office:value-type="string">
            <text:p text:style-name="P10">x</text:p>
          </table:table-cell>
        </table:table-row>
        <text:soft-page-break/>
        <table:table-row>
          <table:table-cell table:style-name="Táboa2.A2" office:value-type="string">
            <text:p text:style-name="P6">Eliminar subcarpetas e arquiv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G2" office:value-type="string">
            <text:p text:style-name="P10">x</text:p>
          </table:table-cell>
        </table:table-row>
        <table:table-row>
          <table:table-cell table:style-name="Táboa2.A2" office:value-type="string">
            <text:p text:style-name="P6">Eliminar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G2" office:value-type="string">
            <text:p text:style-name="P10">x</text:p>
          </table:table-cell>
        </table:table-row>
        <table:table-row>
          <table:table-cell table:style-name="Táboa2.A2" office:value-type="string">
            <text:p text:style-name="P6">Permisos de lectura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>x</text:p>
          </table:table-cell>
          <table:table-cell table:style-name="Táboa2.G2" office:value-type="string">
            <text:p text:style-name="P10"/>
          </table:table-cell>
        </table:table-row>
        <table:table-row>
          <table:table-cell table:style-name="Táboa2.A2" office:value-type="string">
            <text:p text:style-name="P6">Cambiar permisos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10"/>
          </table:table-cell>
          <table:table-cell table:style-name="Táboa2.G2" office:value-type="string">
            <text:p text:style-name="P9"/>
          </table:table-cell>
        </table:table-row>
        <table:table-row>
          <table:table-cell table:style-name="Táboa2.A2" office:value-type="string">
            <text:p text:style-name="P6">Tomar posesión</text:p>
          </table:table-cell>
          <table:table-cell table:style-name="Táboa2.A2" office:value-type="string">
            <text:p text:style-name="P10">x</text:p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9"/>
          </table:table-cell>
          <table:table-cell table:style-name="Táboa2.A2" office:value-type="string">
            <text:p text:style-name="P10"/>
          </table:table-cell>
          <table:table-cell table:style-name="Táboa2.A2" office:value-type="string">
            <text:p text:style-name="P9"/>
          </table:table-cell>
          <table:table-cell table:style-name="Táboa2.G2" office:value-type="string">
            <text:p text:style-name="P9"/>
          </table:table-cell>
        </table:table-row>
      </table:table>
      <text:list xml:id="list133251524111101" text:continue-numbering="true" text:style-name="L2">
        <text:list-header>
          <text:p text:style-name="P15"/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Courier New" svg:font-family="'Courier New'" style:font-family-generic="modern" style:font-pitch="fixed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ourier New" officeooo:rsid="002d1e06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1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3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5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18T13:32:51.198000000</dc:date>
    <meta:editing-duration>PT2H37M52S</meta:editing-duration>
    <meta:editing-cycles>24</meta:editing-cycles>
    <meta:document-statistic meta:table-count="1" meta:image-count="3" meta:object-count="0" meta:page-count="2" meta:paragraph-count="67" meta:word-count="210" meta:character-count="1168" meta:non-whitespace-character-count="1022"/>
  </office:meta>
</office:document-meta>
</file>